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justify" style:justify-single-word="fals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609408520307885697" text:style-name="L1">
        <text:list-item>
          <text:p text:style-name="P1">majeur partie (borderlayout.CENTER) de la fenêtre en mode calendrier avec les tâches</text:p>
        </text:list-item>
        <text:list-item>
          <text:p text:style-name="P1">un volet en mode colonne déroulante sur le côté (borderlayout.WEST) pour les tâches "à faire" mais sans dates précises (juste une liste – rappel sous iphone)</text:p>
        </text:list-item>
        <text:list-item>
          <text:p text:style-name="P1">ces deux parties peuvent se dérouler de façon indépendante en fonction d'où la souris est placée</text:p>
        </text:list-item>
        <text:list-item>
          <text:p text:style-name="P1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yjfjyf jjku</meta:initial-creator>
    <meta:creation-date>2015-01-25T18:33:52</meta:creation-date>
    <meta:generator>OpenOffice/4.1.1$Unix OpenOffice.org_project/411m6$Build-9775</meta:generator>
    <dc:date>2015-01-25T18:39:03</dc:date>
    <dc:creator>yjfjyf jjku</dc:creator>
    <meta:editing-duration>PT5M14S</meta:editing-duration>
    <meta:editing-cycles>3</meta:editing-cycles>
    <meta:document-statistic meta:table-count="0" meta:image-count="0" meta:object-count="0" meta:page-count="1" meta:paragraph-count="3" meta:word-count="57" meta:character-count="340"/>
  </office:meta>
</office:document-meta>
</file>